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Sans" svg:font-family="Sans" style:font-family-generic="swiss"/>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0000" style:font-name="Times New Roman" fo:font-size="12pt" style:font-size-asian="12pt" style:font-size-complex="12pt"/>
    </style:style>
    <style:style style:name="P2" style:family="paragraph" style:parent-style-name="Standard">
      <style:text-properties fo:color="#000000" style:font-name="Times New Roman" fo:font-size="12pt" fo:font-weight="bold" style:font-size-asian="12pt" style:font-weight-asian="bold" style:font-size-complex="12pt" style:font-weight-complex="bold"/>
    </style:style>
    <style:style style:name="P3" style:family="paragraph" style:parent-style-name="Standard">
      <style:text-properties fo:color="#000000" style:text-outline="false" style:text-line-through-style="none" style:font-name="Times New Roman" fo:font-size="12pt" fo:font-style="normal" fo:text-shadow="none" style:text-underline-style="none" fo:font-weight="normal" style:font-name-asian="Lohit Hindi1" style:font-size-asian="12pt" style:font-style-asian="normal" style:font-weight-asian="normal" style:font-name-complex="Lohit Hindi1" style:font-size-complex="12pt" style:font-style-complex="normal" style:font-weight-complex="normal" style:text-emphasize="none" style:text-overline-style="none" style:text-overline-color="font-color"/>
    </style:style>
    <style:style style:name="P4" style:family="paragraph" style:parent-style-name="Standard">
      <style:text-properties fo:color="#000000" style:text-outline="false" style:text-line-through-style="none" style:font-name="Times New Roman" fo:font-size="12pt" fo:font-style="normal" fo:text-shadow="none" style:text-underline-style="none" fo:font-weight="bold" style:font-name-asian="Lohit Hindi1" style:font-size-asian="12pt" style:font-style-asian="normal" style:font-weight-asian="bold" style:font-name-complex="Lohit Hindi1" style:font-size-complex="12pt" style:font-style-complex="normal" style:font-weight-complex="bold" style:text-emphasize="none" style:text-overline-style="none" style:text-overline-color="font-color"/>
    </style:style>
    <style:style style:name="T1" style:family="text">
      <style:text-properties style:text-outline="false" style:text-line-through-style="none" fo:font-style="normal" fo:text-shadow="none" style:text-underline-style="none" fo:font-weight="normal" style:font-name-asian="Sans" style:font-style-asian="normal" style:font-weight-asian="normal" style:font-name-complex="Sans" style:font-style-complex="normal" style:font-weight-complex="normal"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Lohit Hindi1" style:font-style-asian="normal" style:font-weight-asian="normal" style:font-name-complex="Lohit Hindi1" style:font-style-complex="normal" style:font-weight-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fo:font-weight="bold" style:font-name-asian="Lohit Hindi1" style:font-style-asian="normal" style:font-weight-asian="bold" style:font-name-complex="Lohit Hindi1" style:font-style-complex="normal" style:font-weight-complex="bold" style:text-emphasize="none" style:text-overline-style="none" style:text-overline-color="font-color"/>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per thoughts:</text:p>
      <text:p text:style-name="P1"/>
      <text:p text:style-name="P1">Page 6: All of the articles are not specific to a single species. There are two caveats here. The first is that there is a paper PMID<text:span text:style-name="T1">18614015 which </text:span>experimentally determined the mitochondrial proteins in mouse first, then homologs in human were tested. <text:s/>I do not know if the annotations are for both organisms though. <text:s/>There are other papers that pull information from other model organisms to find homologs that have been experimentally determined to localize to the cellular compartment they investigated. If this is something you are interested in pursuing for the paper I can draw something up.</text:p>
      <text:p text:style-name="P1"/>
      <text:p text:style-name="P1"/>
      <text:p text:style-name="P2">Term Frequency bias:</text:p>
      <text:p text:style-name="P1"/>
      <text:p text:style-name="P1">The bias is twofold, as some high throughput methods are inappropriate for all organisms. RNAi seems to be particularly biased, as only two organisms are annotated with this as a high throughput technique. <text:s/>Further, mass spec has yet to be applied to <text:span text:style-name="T4">D. melangogaster</text:span>, and <text:span text:style-name="T4">C. elegans</text:span>. The uneven application of high throughput techniques creates bias in both terms used and the ontology the annotations draw from.</text:p>
      <text:p text:style-name="P1"/>
      <text:p text:style-name="P1">The other issue stems from a lack of methods to determine molecular function other than through loss of function phenotype. Functions that have redundancies (genes that fill in the function) <text:s/>will not have a <text:s/>strong phenotype. <text:s/>If we can rely on my memory, the RNAi studies had a lower reproducibly than other studies. These studies are also biased in the reliance on a single resource (C. elegans) in the ORFeome in its various versions. This DB catalogs all of the open reading frames and either has, or is used to construct the RNAi used in the studies. There is a reliance on hypersensitive RNAi strains of <text:span text:style-name="T4">C. elegans</text:span> as well. </text:p>
      <text:p text:style-name="P1"/>
      <text:p text:style-name="P2">Reannotation bias:</text:p>
      <text:p text:style-name="P1"/>
      <text:p text:style-name="P1">Again this re-annotation bias is due to the ORFeome in its various versions. It is cited in every <text:span text:style-name="T4">C. elegans</text:span> study in the methods. <text:s/>Overlap is assured, and each study re-tests about everything. The conditions are a bit different, but almost every study re-annotates the same set of genes. </text:p>
      <text:p text:style-name="P1"/>
      <text:p text:style-name="P1"/>
      <text:p text:style-name="P2">Quantifying annotation information:</text:p>
      <text:p text:style-name="P1"/>
      <text:p text:style-name="P1">I think that this is again going to be a methods bias thing. <text:s/>RNAi has something like 19 terms that can be assigned. I do not know how deep in the DAG they go however. <text:s/>I do know that having more terms than protein binding like the affinity chromatography then MS papers should lead to deeper annotations. Same deal for fractionation/MS papers which only tell is where something is, and really just a single location. </text:p>
      <text:p text:style-name="P1"/>
      <text:p text:style-name="P1">Evidence and Assertion:</text:p>
      <text:p text:style-name="P1"/>
      <text:p text:style-name="P1">I think that RNAi will have three terms associated with it. [<text:span text:style-name="T1">imaging assay evidence, RNAi </text:span><text:span text:style-name="T2">evidence</text:span><text:span text:style-name="T1">, </text:span><text:span text:style-name="T2">loss-of-function mutant phenotype evidence]. </text:span></text:p>
      <text:p text:style-name="P3"/>
      <text:p text:style-name="P1"><text:span text:style-name="T2">In terms of computational combinatorial evidence, that was spot on. It is supposed to be several independent lines of evidence, that are integrated together yielding more information that any one methods could do individually. <text:s/>Imported information is a term I would expect to be associated with </text:span><text:soft-page-break/><text:span text:style-name="T2">this as well. <text:s/>This is because many studies will use specialty [location, organism] datasets (usually databases) with generally well curated data, often low throughput experiments. <text:s/>I do not know how the papers incorporate this information into what they report for functions of a gene.</text:span></text:p>
      <text:p text:style-name="P3"/>
      <text:p text:style-name="P1"><text:span text:style-name="T3">Discussion</text:span><text:span text:style-name="T2">:</text:span></text:p>
      <text:p text:style-name="P3"/>
      <text:p text:style-name="P3">In the section where you are talking about cellular component: mass spec is not a method used to localize proteins. That is done with density gradient centrifugation (sucrose, percoll). Usually this is followed by a method to assess fraction purity (Western blot is common here). At this point, MS is used to identify the proteins. <text:s/></text:p>
      <text:p text:style-name="P3"/>
      <text:p text:style-name="P3">RNAi and MP????? to study protein localization. <text:s/>I have no idea what MP is. </text:p>
      <text:p text:style-name="P3"/>
      <text:p text:style-name="P3">On the Western blot evidence: I do not think that any of the papers use Western blot evidence directly. Always seems to be a check of fraction purity. </text:p>
      <text:p text:style-name="P3"/>
      <text:p text:style-name="P3"/>
      <text:p text:style-name="P1"><text:span text:style-name="T3">Information Capture and Scope of GO:</text:span><text:span text:style-name="T2"> </text:span></text:p>
      <text:p text:style-name="P3"/>
      <text:p text:style-name="P3">One thing that I think was missing in this section was about how some papers try to use networks to reconstruct interacting proteins. In this way, they are able to find proteins that they predict to have novel interaction, or at least unrecognized interaction. <text:s/>How well this translates to biology I do not think is known. There is not an ECO term for used enzyme/protein network reconstruction used to assign pathway, but that is what they did. Not sure what your thoughts are here, but there were a few papers that did network reconstruction to try an determine this.</text:p>
      <text:p text:style-name="P3"/>
      <text:p text:style-name="P4">Conclusions:</text:p>
      <text:p text:style-name="P3"/>
      <text:p text:style-name="P3">In response to the <text:s/>“any ideas” question: <text:s/>Is there a was that we can introduce a limitations term set for the method, or methodology that was employed. <text:s/>Not sure how you <text:s/>would override these terms in the event that further experimentation would overcome the limitation. </text:p>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Sans" svg:font-family="Sans" style:font-family-generic="swiss"/>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eta:initial-creator>
    <meta:creation-date>2012-11-06T13:59:49</meta:creation-date>
    <dc:date>2012-11-07T14:47:08</dc:date>
    <dc:creator>dave </dc:creator>
    <meta:editing-duration>PT6H41M22S</meta:editing-duration>
    <meta:editing-cycles>11</meta:editing-cycles>
    <meta:generator>LibreOffice/3.6$Linux_X86_64 LibreOffice_project/360m1$Build-2</meta:generator>
    <meta:document-statistic meta:table-count="0" meta:image-count="0" meta:object-count="0" meta:page-count="2" meta:paragraph-count="20" meta:word-count="771" meta:character-count="4648" meta:non-whitespace-character-count="3869"/>
  </office:meta>
</office:document-meta>
</file>